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67H17M18.589051S" calcext:value-type="time">
            <text:p>967:1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Enemy→Slime renam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32H56M21.384S" calcext:value-type="time">
            <text:p>32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8:08:25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2T09:08:26.416000000</dc:date>
    <meta:editing-duration>P42DT8H21M33S</meta:editing-duration>
    <meta:editing-cycles>1126</meta:editing-cycles>
    <meta:generator>LibreOffice/7.2.6.2$Windows_X86_64 LibreOffice_project/b0ec3a565991f7569a5a7f5d24fed7f52653d754</meta:generator>
    <meta:document-statistic meta:table-count="2" meta:cell-count="1427" meta:object-count="0"/>
  </office:meta>
</office:document-meta>
</file>